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5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/>
          <table:table-cell table:style-name="Default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/>
          <table:table-cell table:style-name="Default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style-name="Default"/>
          <table:table-cell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table:style-name="Default"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table:style-name="Default"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996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1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5">00.00.0000</text:date>, <text:time style:data-style-name="N2" text:time-value="19:07:15.04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15T19:47:17.080000000</dc:date>
    <meta:editing-duration>P7DT11H22M55S</meta:editing-duration>
    <meta:editing-cycles>3261</meta:editing-cycles>
    <meta:document-statistic meta:table-count="6" meta:cell-count="9022" meta:object-count="0"/>
    <meta:user-defined meta:name="qrichtext">1</meta:user-defined>
  </office:meta>
</office:document-meta>
</file>